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600000001FEF95C5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subtitle">
      <style:graphic-properties draw:fill-color="#ffffff" fo:min-height="17.6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6cm" svg:x="1.4cm" svg:y="0.837cm" presentation:class="subtitle">
          <draw:text-box>
            <text:p text:style-name="P1"><text:span text:style-name="T1">Measuring Realtime Linux Performance On Arbitrary Hardware</text:span></text:p>
            <text:p text:style-name="P1"><text:span text:style-name="T2"/></text:p>
            <text:p text:style-name="P1"><text:span text:style-name="T2">Clark Williams</text:span></text:p>
            <text:p text:style-name="P1"><text:span text:style-name="T2">John Kacur</text:span></text:p>
            <text:p text:style-name="P1"><text:span text:style-name="T2">Red Hat, Inc</text:span></text:p>
          </draw:text-box>
        </draw:frame>
        <draw:frame draw:style-name="gr1" draw:text-style-name="P2" draw:layer="layout" svg:width="3.427cm" svg:height="1.106cm" svg:x="24.13cm" svg:y="19.214cm">
          <draw:image xlink:href="Pictures/10000000000000600000001FEF95C5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What are we trying to do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Trying to </text:span><text:span text:style-name="T4">qualify</text:span><text:span text:style-name="T3"> a hardware platform</text:span></text:p>
                <text:list>
                  <text:list-item>
                    <text:p><text:span text:style-name="T3">Will a particular system run a PREEMPT_RT kernel in a consistent fashion?</text:span></text:p>
                  </text:list-item>
                </text:list>
              </text:list-item>
              <text:list-item>
                <text:p><text:span text:style-name="T3">Need a relatively simple set of metrics to establish cutoff point</text:span></text:p>
                <text:list>
                  <text:list-item>
                    <text:p><text:span text:style-name="T3">Can we support running PREEMPT_RT on this hardware?</text:span></text:p>
                  </text:list-item>
                </text:list>
              </text:list-item>
              <text:list-item>
                <text:p><text:span text:style-name="T3">Don't want a complicated test setup</text:span></text:p>
              </text:list-item>
            </text:list>
          </draw:text-box>
        </draw:frame>
        <draw:frame draw:style-name="gr1" draw:text-style-name="P2" draw:layer="layout" svg:width="3.427cm" svg:height="1.106cm" svg:x="24.131cm" svg:y="19.214cm">
          <draw:image xlink:href="Pictures/10000000000000600000001FEF95C5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Consistency is King in Real Time</text:p>
          </draw:text-box>
        </draw:frame>
        <draw:frame presentation:style-name="pr4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>Event Response Time Is Biggest Concern</text:p>
              </text:list-item>
              <text:list-item>
                <text:p>Events?</text:p>
                <text:list>
                  <text:list-item>
                    <text:p>Interrupt (disk, timer, NIC, etc.)</text:p>
                  </text:list-item>
                  <text:list-item>
                    <text:p>Message from another process/thread</text:p>
                  </text:list-item>
                </text:list>
              </text:list-item>
              <text:list-item>
                <text:p><text:span text:style-name="T5">How to measure event response time across kernel releases?</text:span></text:p>
                <text:list>
                  <text:list-item>
                    <text:p><text:span text:style-name="T5">Is this new kernel better or worse than the last one I built? </text:span></text:p>
                  </text:list-item>
                  <text:list-item>
                    <text:p><text:span text:style-name="T5">How are we trending?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427cm" svg:height="1.106cm" svg:x="24.131cm" svg:y="19.214cm">
          <draw:image xlink:href="Pictures/10000000000000600000001FEF95C5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256cm" svg:x="1.4cm" svg:y="0.962cm" presentation:class="title" presentation:user-transformed="true">
          <draw:text-box>
            <text:p>How to Measure?</text:p>
          </draw:text-box>
        </draw:frame>
        <draw:frame presentation:style-name="pr4" draw:layer="layout" svg:width="25.199cm" svg:height="14.301cm" svg:x="1.4cm" svg:y="4.914cm" presentation:class="outline" presentation:user-transformed="true">
          <draw:text-box>
            <text:list text:style-name="L2">
              <text:list-item>
                <text:p>Previously, real-time applications ran on purpose-built hardware</text:p>
                <text:list>
                  <text:list-item>
                    <text:p>Relatively easy access to signal paths for measurements</text:p>
                  </text:list-item>
                </text:list>
              </text:list-item>
              <text:list-item>
                <text:p>Now many running on general-purpose systems</text:p>
                <text:list>
                  <text:list-item>
                    <text:p>Don't have the luxury of measuring signal pulses with an oscilloscope (BGA/PGA)</text:p>
                  </text:list-item>
                </text:list>
              </text:list-item>
              <text:list-item>
                <text:p>Want to be able to measure in standalone configuration (no external h/w)</text:p>
              </text:list-item>
              <text:list-item>
                <text:p>Need a software solution</text:p>
              </text:list-item>
            </text:list>
          </draw:text-box>
        </draw:frame>
        <draw:frame draw:style-name="gr1" draw:text-style-name="P2" draw:layer="layout" svg:width="3.427cm" svg:height="1.106cm" svg:x="24.131cm" svg:y="19.214cm">
          <draw:image xlink:href="Pictures/10000000000000600000001FEF95C5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14.631cm" svg:x="1.471cm" svg:y="5.08cm" presentation:class="outline" presentation:user-transformed="true">
          <draw:text-box>
            <text:list text:style-name="L2">
              <text:list-item>
                <text:p><text:span text:style-name="T3">Measure the time between theoretical wake-up time and actual wake-up time of a sleep</text:span></text:p>
              </text:list-item>
              <text:list-item>
                <text:p>First program to do this was Mark Hahn/Ingo Molnar's <text:span text:style-name="T4">realfeel</text:span><text:span text:style-name="T3"> program</text:span></text:p>
                <text:list>
                  <text:list-item>
                    <text:p><text:span text:style-name="T3">Used raw access to the TSC</text:span></text:p>
                  </text:list-item>
                </text:list>
              </text:list-item>
              <text:list-item>
                <text:p><text:span text:style-name="T3">Thomas Gleixner wrote </text:span><text:span text:style-name="T4">cyclictest</text:span><text:span text:style-name="T3"> to test the </text:span><text:span text:style-name="T4">High Resolution Timer</text:span><text:span text:style-name="T3"> system</text:span></text:p>
                <text:list>
                  <text:list-item>
                    <text:p><text:span text:style-name="T3">Ingo said “Cyclictest is realfeel done right”</text:span></text:p>
                  </text:list-item>
                </text:list>
              </text:list-item>
              <text:list-item>
                <text:p><text:span text:style-name="T3">Cyclictest tracks Min/Max/Avg Latency on a per-core basis</text:span></text:p>
              </text:list-item>
            </text:list>
          </draw:text-box>
        </draw:frame>
        <draw:frame presentation:style-name="pr3" draw:layer="layout" svg:width="25.199cm" svg:height="3.507cm" svg:x="1.4cm" svg:y="0.837cm" presentation:class="title">
          <draw:text-box>
            <text:p>Measure Thread Wake-up Latency</text:p>
          </draw:text-box>
        </draw:frame>
        <draw:frame draw:style-name="gr1" draw:text-style-name="P2" draw:layer="layout" svg:width="3.427cm" svg:height="1.106cm" svg:x="24.131cm" svg:y="19.214cm">
          <draw:image xlink:href="Pictures/10000000000000600000001FEF95C5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256cm" svg:x="1.4cm" svg:y="0.962cm" presentation:class="title" presentation:user-transformed="true">
          <draw:text-box>
            <text:p>Add System Load(s)</text:p>
          </draw:text-box>
        </draw:frame>
        <draw:frame presentation:style-name="pr4" draw:layer="layout" svg:width="25.199cm" svg:height="14.536cm" svg:x="1.4cm" svg:y="4.914cm" presentation:class="outline" presentation:user-transformed="true">
          <draw:text-box>
            <text:list text:style-name="L2">
              <text:list-item>
                <text:p>Need to keep cpus busy with scheduling pressure</text:p>
              </text:list-item>
              <text:list-item>
                <text:p>Ingo had a shell script called “dohell”</text:p>
                <text:list>
                  <text:list-item>
                    <text:p>Kernel compile over loopback mounted NFS fs</text:p>
                  </text:list-item>
                  <text:list-item>
                    <text:p>Still haven't found a better, more balanced load than a kernel compile</text:p>
                  </text:list-item>
                </text:list>
              </text:list-item>
              <text:list-item>
                <text:p>Wanted to be able to save run information for historical analysis</text:p>
                <text:list>
                  <text:list-item>
                    <text:p>Also wanted information about the test platform</text:p>
                  </text:list-item>
                  <text:list-item>
                    <text:p>We wrote <text:span text:style-name="T4">rteval</text:span><text:span text:style-name="T3"> to do thi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427cm" svg:height="1.106cm" svg:x="24.131cm" svg:y="19.214cm">
          <draw:image xlink:href="Pictures/10000000000000600000001FEF95C5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rteval</text:p>
          </draw:text-box>
        </draw:frame>
        <draw:frame presentation:style-name="pr4" draw:layer="layout" svg:width="25.199cm" svg:height="14.1cm" svg:x="1.4cm" svg:y="4.914cm" presentation:class="outline" presentation:user-transformed="true">
          <draw:text-box>
            <text:list text:style-name="L2">
              <text:list-item>
                <text:p>Python application</text:p>
              </text:list-item>
              <text:list-item>
                <text:p>Controls the test run</text:p>
                <text:list>
                  <text:list-item>
                    <text:p>Launch measurement app (cyclictest)</text:p>
                  </text:list-item>
                  <text:list-item>
                    <text:p>Launch loads (kernel compile and hackbench)</text:p>
                  </text:list-item>
                  <text:list-item>
                    <text:p>Start/stop based on duration</text:p>
                  </text:list-item>
                </text:list>
              </text:list-item>
              <text:list-item>
                <text:p>Collects sample info and calculate statistics</text:p>
              </text:list-item>
              <text:list-item>
                <text:p>Record system information</text:p>
              </text:list-item>
              <text:list-item>
                <text:p>Optionally, ship run information to XML-RPC server</text:p>
              </text:list-item>
            </text:list>
          </draw:text-box>
        </draw:frame>
        <draw:frame draw:style-name="gr1" draw:text-style-name="P2" draw:layer="layout" svg:width="3.427cm" svg:height="1.106cm" svg:x="24.131cm" svg:y="19.214cm">
          <draw:image xlink:href="Pictures/10000000000000600000001FEF95C5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Run Informa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aved as XML file</text:p>
                <text:list>
                  <text:list-item>
                    <text:p>Date/Time and run duration</text:p>
                  </text:list-item>
                  <text:list-item>
                    <text:p>Measurement summary (overall and per-core)</text:p>
                  </text:list-item>
                  <text:list-item>
                    <text:p>Uname info</text:p>
                  </text:list-item>
                  <text:list-item>
                    <text:p>DMI table info</text:p>
                  </text:list-item>
                  <text:list-item>
                    <text:p>CPU topology</text:p>
                  </text:list-item>
                  <text:list-item>
                    <text:p>Running services</text:p>
                  </text:list-item>
                  <text:list-item>
                    <text:p>Loaded kernel modules</text:p>
                  </text:list-item>
                  <text:list-item>
                    <text:p>Network configuration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427cm" svg:height="1.106cm" svg:x="24.131cm" svg:y="19.214cm">
          <draw:image xlink:href="Pictures/10000000000000600000001FEF95C5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473cm" svg:x="1.4cm" svg:y="0.854cm" presentation:class="title" presentation:user-transformed="true">
          <draw:text-box>
            <text:p>Statistics? We Don't Need No Stinking Statistics...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ot to have <text:span text:style-name="T4">something</text:span> to measure wildly differing systems</text:p>
              </text:list-item>
              <text:list-item>
                <text:p>Really only two statistics that matter:</text:p>
                <text:list>
                  <text:list-item>
                    <text:p>Maximum Latency</text:p>
                  </text:list-item>
                  <text:list-item>
                    <text:p>Standard Deviation of response time</text:p>
                  </text:list-item>
                </text:list>
              </text:list-item>
              <text:list-item>
                <text:p>Max Latency tells you worst case response time</text:p>
              </text:list-item>
              <text:list-item>
                <text:p>Standard Deviation tells you how consistent response time was over the course of the run</text:p>
              </text:list-item>
            </text:list>
          </draw:text-box>
        </draw:frame>
        <draw:frame draw:style-name="gr1" draw:text-style-name="P2" draw:layer="layout" svg:width="3.427cm" svg:height="1.106cm" svg:x="24.131cm" svg:y="19.214cm">
          <draw:image xlink:href="Pictures/10000000000000600000001FEF95C5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To D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Planned</text:p>
                <text:list>
                  <text:list-item>
                    <text:p>Add an option to run <text:span text:style-name="T6">perf record</text:span><text:span text:style-name="T7"> on a test run</text:span></text:p>
                  </text:list-item>
                  <text:list-item>
                    <text:p><text:span text:style-name="T7">Add loopback+NFS option to exercise the network stack</text:span></text:p>
                  </text:list-item>
                </text:list>
              </text:list-item>
              <text:list-item>
                <text:p><text:span text:style-name="T7">Others?</text:span></text:p>
                <text:list>
                  <text:list-item>
                    <text:p><text:span text:style-name="T7">Different measurement application(s)?</text:span></text:p>
                  </text:list-item>
                  <text:list-item>
                    <text:p><text:span text:style-name="T7">Different/more loads (e.g. KVM guest)?</text:span></text:p>
                  </text:list-item>
                  <text:list-item>
                    <text:p><text:span text:style-name="T7">What else?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427cm" svg:height="1.106cm" svg:x="24.131cm" svg:y="19.214cm">
          <draw:image xlink:href="Pictures/10000000000000600000001FEF95C5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7" draw:layer="layout" svg:width="25.199cm" svg:height="17.685cm" svg:x="1.4cm" svg:y="0.962cm" presentation:class="subtitle" presentation:user-transformed="true">
          <draw:text-box>
            <text:p><text:span text:style-name="T8">Contact</text:span></text:p>
            <text:p>Clark Williams &lt;<text:a xlink:href="mailto:williams@redhat.com">williams@redhat.com</text:a>&gt;</text:p>
            <text:p>John Kacur &lt;jkacur@redhat.com&gt;</text:p>
            <text:p/>
            <text:p><text:span text:style-name="T8">Git Repository</text:span></text:p>
            <text:p><text:span text:style-name="T2">git://git.kernel.org/pub/scm/linux/kernel/git/clrkwllms/rteval.git</text:span></text:p>
            <text:p/>
          </draw:text-box>
        </draw:frame>
        <draw:frame draw:style-name="gr1" draw:text-style-name="P2" draw:layer="layout" svg:width="3.427cm" svg:height="1.106cm" svg:x="24.131cm" svg:y="19.214cm">
          <draw:image xlink:href="Pictures/10000000000000600000001FEF95C5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lark Williams</meta:initial-creator>
    <meta:creation-date>2010-08-31T13:21:19</meta:creation-date>
    <dc:date>2010-11-04T08:35:47</dc:date>
    <dc:creator>Clark Williams</dc:creator>
    <meta:editing-duration>PT125H33M38S</meta:editing-duration>
    <meta:editing-cycles>17</meta:editing-cycles>
    <meta:generator>OpenOffice.org/3.2$Unix OpenOffice.org_project/320m12$Build-9483</meta:generator>
    <meta:document-statistic meta:object-count="85"/>
  </office:meta>
</office:document-meta>
</file>